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, serif"/>
    <style:font-face style:name="Symbol" svg:font-family="Symbol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fo:letter-spacing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00" fo:letter-spacing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00" fo:letter-spacing="normal" officeooo:paragraph-rsid="0009265a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indent="0.0071in" style:auto-text-indent="false"/>
      <style:text-properties fo:font-variant="normal" fo:text-transform="none" fo:color="#000000" style:font-name="Times New Roman" fo:font-size="11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.0071in" style:auto-text-indent="false"/>
      <style:text-properties fo:font-variant="normal" fo:text-transform="none" fo:color="#000000" style:font-name="Times New Roman" fo:font-size="11pt" fo:letter-spacing="normal" fo:font-style="normal" fo:font-weight="bold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indent="0.0071in" style:auto-text-indent="false"/>
      <style:text-properties fo:font-variant="normal" fo:text-transform="none" fo:color="#000000" fo:letter-spacing="normal"/>
    </style:style>
    <style:style style:name="P7" style:family="paragraph" style:parent-style-name="Text_20_body">
      <style:paragraph-properties fo:margin-left="0.2571in" fo:margin-right="0in" fo:margin-top="0in" fo:margin-bottom="0in" style:contextual-spacing="false" fo:text-indent="-0.25in" style:auto-text-indent="false"/>
    </style:style>
    <style:style style:name="P8" style:family="paragraph" style:parent-style-name="Text_20_body">
      <style:paragraph-properties fo:margin-left="0.2571in" fo:margin-right="0in" fo:margin-top="0in" fo:margin-bottom="0in" style:contextual-spacing="false" fo:text-indent="-0.25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9" style:family="paragraph" style:parent-style-name="Text_20_body">
      <style:paragraph-properties fo:margin-left="0.2571in" fo:margin-right="0in" fo:margin-top="0in" fo:margin-bottom="0in" style:contextual-spacing="false" fo:text-indent="-0.25in" style:auto-text-indent="false"/>
      <style:text-properties fo:font-variant="normal" fo:text-transform="none" fo:color="#000000" fo:letter-spacing="normal"/>
    </style:style>
    <style:style style:name="P10" style:family="paragraph" style:parent-style-name="Text_20_body">
      <style:paragraph-properties fo:margin-left="0.7571in" fo:margin-right="0in" fo:margin-top="0in" fo:margin-bottom="0in" style:contextual-spacing="false" fo:text-indent="-0.25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1" style:family="paragraph" style:parent-style-name="Text_20_body">
      <style:paragraph-properties fo:margin-left="0.7571in" fo:margin-right="0in" fo:margin-top="0in" fo:margin-bottom="0in" style:contextual-spacing="false" fo:text-indent="-0.25in" style:auto-text-indent="false"/>
      <style:text-properties fo:font-variant="normal" fo:text-transform="none" fo:color="#000000" fo:letter-spacing="normal"/>
    </style:style>
    <style:style style:name="T1" style:family="text">
      <style:text-properties style:font-name="Times New Roman" fo:font-size="11pt" fo:font-style="normal" fo:font-weight="normal"/>
    </style:style>
    <style:style style:name="T2" style:family="text">
      <style:text-properties style:font-name="Times New Roman" fo:font-size="18pt" fo:font-style="normal"/>
    </style:style>
    <style:style style:name="T3" style:family="text">
      <style:text-properties fo:font-size="11pt"/>
    </style:style>
    <style:style style:name="T4" style:family="text">
      <style:text-properties fo:font-size="11pt" officeooo:rsid="0009265a"/>
    </style:style>
    <style:style style:name="T5" style:family="text">
      <style:text-properties style:font-name="Symbol" fo:font-size="11pt"/>
    </style:style>
    <style:style style:name="T6" style:family="text">
      <style:text-properties style:font-name="Symbol" fo:font-size="11pt" fo:font-style="normal" fo:font-weight="normal"/>
    </style:style>
    <style:style style:name="T7" style:family="text">
      <style:text-properties fo:font-variant="normal" fo:text-transform="none" fo:color="#000000" style:font-name="Symbol" fo:font-size="11pt" fo:letter-spacing="normal" fo:font-style="normal" fo:font-weight="normal"/>
    </style:style>
    <style:style style:name="T8" style:family="text">
      <style:text-properties fo:font-variant="normal" fo:text-transform="none" fo:color="#000000" style:font-name="Times New Roman" fo:font-size="11pt" fo:letter-spacing="normal" fo:font-style="normal" fo:font-weight="normal"/>
    </style:style>
    <style:style style:name="T9" style:family="text">
      <style:text-properties style:font-name="Garamond" fo:font-size="11pt"/>
    </style:style>
    <style:style style:name="T10" style:family="text">
      <style:text-properties style:font-name="Garamond" fo:font-size="11pt" fo:font-style="normal" fo:font-weight="normal"/>
    </style:style>
    <style:style style:name="T11" style:family="text">
      <style:text-properties style:text-position="33% 80%" fo:font-size="11pt"/>
    </style:style>
    <style:style style:name="T12" style:family="text">
      <style:text-properties style:text-position="super 58%" fo:font-size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T2">Project – Design</text:span></text:h>
      <text:p text:style-name="P3"/>
      <text:p text:style-name="P3"><text:span text:style-name="T1">In this part, you describe the system in enough detail, and in a technical enough way, that</text:span></text:p>
      <text:p text:style-name="P4">someone can program it, demonstrate its correctness, reuse its components, and maintain it. As in</text:p>
      <text:p text:style-name="P4">the requirements, the structure, function, inter-relationships, and data are described. Here,</text:p>
      <text:p text:style-name="P4">though, it is not important that the client or user be able to read the documents. These are the</text:p>
      <text:p text:style-name="P6">“<text:span text:style-name="T1">blueprints” that professionals use to create the system. It is assumed that UML will be</text:span></text:p>
      <text:p text:style-name="P6"><text:span text:style-name="T1">employed wherever relevant.</text:span></text:p>
      <text:p text:style-name="P6"><text:span text:style-name="T1"/></text:p>
      <text:p text:style-name="P5">What to include:</text:p>
      <text:p text:style-name="P8"><text:span text:style-name="T5">· </text:span><text:span text:style-name="T3">(25 pts.) System structure, including</text:span></text:p>
      <text:p text:style-name="P10"><text:span text:style-name="T9">* </text:span><text:span text:style-name="T3">(5 pts.) Context model</text:span></text:p>
      <text:p text:style-name="P10"><text:span text:style-name="T9">* </text:span><text:span text:style-name="T3">(5 pts.) System architectural style (a pattern may be included if appropriate)</text:span></text:p>
      <text:p text:style-name="P11"><text:span text:style-name="T10">* </text:span><text:span text:style-name="T1">(15 pts.) Data model – ER diagram / Data dictionary</text:span></text:p>
      <text:p text:style-name="P11"><text:span text:style-name="T1"/></text:p>
      <text:p text:style-name="P8"><text:span text:style-name="T5">· </text:span><text:span text:style-name="T3">(45 pts.) System control, including</text:span></text:p>
      <text:p text:style-name="P10"><text:span text:style-name="T9">* </text:span><text:span text:style-name="T3">(15 pts.) Functional model –</text:span><text:span text:style-name="T4"> </text:span><text:span text:style-name="T3">Data flow diagrams (up to 2</text:span><text:span text:style-name="T12">nd</text:span><text:span text:style-name="T11"> </text:span><text:span text:style-name="T3">level DFDs)</text:span></text:p>
      <text:p text:style-name="P10"><text:span text:style-name="T9">* </text:span><text:span text:style-name="T3">(15 pts.) Behavioral model –</text:span><text:span text:style-name="T4"> </text:span><text:span text:style-name="T3">State diagrams / Sequence diagrams (one per use case)</text:span></text:p>
      <text:p text:style-name="P11"><text:span text:style-name="T10">* </text:span><text:span text:style-name="T1">(15 pts.) Class diagram (classes for program control and behavior only) and specifications of methods/functions, including pre/post conditions</text:span></text:p>
      <text:p text:style-name="P11"><text:span text:style-name="T1"/></text:p>
      <text:p text:style-name="P9"><text:span text:style-name="T6">· </text:span><text:span text:style-name="T1">(20 pts.) Secondary, partially-functional prototypes, with significantly improved functionality than in the requirements phase (screen shots).</text:span></text:p>
      <text:p text:style-name="P9"><text:span text:style-name="T6">· </text:span><text:span text:style-name="T1">Description of any of the above models, as necessary.</text:span></text:p>
      <text:p text:style-name="P9"><text:span text:style-name="T1"/></text:p>
      <text:p text:style-name="P5">Additional points</text:p>
      <text:p text:style-name="P8"><text:span text:style-name="T5">· </text:span><text:span text:style-name="T3">(5 pts.) Overall magnitude and complexity.</text:span></text:p>
      <text:p text:style-name="P8"><text:span text:style-name="T5">· </text:span><text:span text:style-name="T3">(5 pts.) The design document should be submitted as a professional-looking report. Please include a table of contents and proofread the report.</text:span></text:p>
      <text:p text:style-name="P7"><text:span text:style-name="T7">· </text:span><text:span text:style-name="T8">(20 individual pts.) Include a section, which briefly describes each team member’s individual contribution in this phase. This could be in the form of timesheets listing activities, date and time or more descriptive. (Note: this information is requested only for course administration purposes. It is not part of a design document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amond" svg:font-family="Garamond, serif"/>
    <style:font-face style:name="Symbol" svg:font-family="Symbol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0:27:54.827028000</meta:creation-date>
    <dc:date>2015-01-22T10:33:41.512772000</dc:date>
    <meta:editing-duration>P0D</meta:editing-duration>
    <meta:editing-cycles>1</meta:editing-cycles>
    <meta:document-statistic meta:table-count="0" meta:image-count="0" meta:object-count="0" meta:page-count="1" meta:paragraph-count="22" meta:word-count="282" meta:character-count="1796" meta:non-whitespace-character-count="1532"/>
    <meta:generator>LibreOffice/4.2.8.2$MacOSX_x86 LibreOffice_project/48d50dbfc06349262c9d50868e5c1f630a573ebd</meta:generator>
  </office:meta>
</office:document-meta>
</file>